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language="zxx" fo:country="none" officeooo:rsid="01342ee5"/>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1">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1">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0"><text:span text:style-name="T110"><text:s text:c="70"/></text:span><text:span text:style-name="T108">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90">Tổng quát tình trạ</text:span>ng không khí ở dựa trên PM2.5 trong tuần từ <text:span text:style-name="T105">03/12 tới 10/12</text:span></text:p>
      <text:p text:style-name="P60"><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8">(PM 10, PM2.5, ...)</text:span></text:p>
        </text:list-item>
        <text:list-item>
          <text:p text:style-name="P54">Kim loại nặng</text:p>
        </text:list-item>
        <text:list-item>
          <text:p text:style-name="P55">Các chất ô nhiễm hữu cơ <text:span text:style-name="T101">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3"> </text:span></text:p>
        </text:list-item>
        <text:list-item>
          <text:p text:style-name="P63">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6">2 tuần</text:span><text:span text:style-name="T54">, 34% trong số họ mắc các triệu chứng đau ngực.</text:span></text:p>
        </text:list-item>
      </text:list>
      <text:p text:style-name="P44"><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5"><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81453997645903"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6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1"><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453559196386"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2">một </text:span>hệ thống với cấu trúc như <text:span text:style-name="T113">sau:</text:span></text:p>
      <text:h text:style-name="P109" text:outline-level="3"><draw:frame draw:style-name="fr1"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9">(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3">và sử dụng nền tảng Flask.</text:span></text:p>
      <text:p text:style-name="P85">Về cơ sở dữ liệu, chúng tôi sử dụng hệ cơ sở dữ liệu MariaDB.</text:p>
      <text:p text:style-name="P85">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4">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Cảnh báo với người dùng thông qua các kênh:</text:p>
          <text:list>
            <text:list-item>
              <text:p text:style-name="P38">Đèn LED ba màu <text:span text:style-name="T32">(xanh, vàng, đỏ ứng với mức độ cảnh báo)</text:span></text:p>
            </text:list-item>
            <text:list-item>
              <text:p text:style-name="P38">Email và SMS thông qua trang web</text:p>
            </text:list-item>
          </text:list>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453573808951"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3">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4">Giới thiệu và </text:span>Tổng quan nghiên cứu, đã có hai nghiên cứu được thực hiện trước đây về đề tài này:</text:p>
      <text:list xml:id="list181455223587958" text:continue-list="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3"><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1">NO</text:span><text:span text:style-name="T8">2</text:span><text:span text:style-name="T91"> và O</text:span><text:span text:style-name="T8">3</text:span><text:span text:style-name="T91">.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8">.</text:span> <text:span text:style-name="T108">V</text:span>ì vậy<text:span text:style-name="T108">,</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8">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7"> (</text:span>1987<text:span text:style-name="T67">). </text:span><text:span text:style-name="T44">Symptomatic Bronchoconstriction after Short-Term Inhalation of Sulfur Dioxide</text:span><text:span text:style-name="T67">, American Review of Respiratory Disease 136 : 1117-1121.</text:span></text:p>
        <text:p text:style-name="P96">Bernstein, J. A.; Alexis, N.; Barnes, C.; Bernstein, I. L.; Nel, A.; Peden, D.; Diaz-Sanchez, D.; Tarlo, S. M.; Williams, P. B. and Bernstein, J. A.<text:span text:style-name="T67"> (</text:span>2004<text:span text:style-name="T67">). </text:span><text:span text:style-name="T44">Health effects of air pollution</text:span><text:span text:style-name="T67">, Journal of Allergy and Clinical Immunology 114 : 1116-1123.</text:span></text:p>
        <text:p text:style-name="P95">SHARP Corporation (<text:span text:style-name="T68">2006</text:span>). <text:span text:style-name="T42">GP2Y1010AU0F: Compact Optical Dust Sensor</text:span>, <text:s/>.</text:p>
        <text:p text:style-name="P96">Henz, S. and Maeder, M.<text:span text:style-name="T67"> (</text:span>2005<text:span text:style-name="T67">). </text:span><text:span text:style-name="T44">Prospective study of accidental carbon monoxide poisoning in 38 Swiss soldiers</text:span><text:span text:style-name="T67">, Swiss medical weekly 135 : 398.</text:span></text:p>
        <text:p text:style-name="P96">Phạm Hương<text:span text:style-name="T67"> (</text:span>2016<text:span text:style-name="T67">). </text:span><text:span text:style-name="T44">Ô nhiễm không khí ở đô thị lớn gia tăng</text:span><text:span text:style-name="T67">, <text:s/>.</text:span></text:p>
        <text:p text:style-name="P96">Kampa, M. and Castanas, E.<text:span text:style-name="T67"> (</text:span>2008<text:span text:style-name="T67">). </text:span><text:span text:style-name="T44">Human health effects of air pollution</text:span><text:span text:style-name="T67">, Environmental Pollution 151 : 362-367.</text:span></text:p>
        <text:p text:style-name="P95">Libelium Comunicaciones Distribuidas, S.L. (<text:span text:style-name="T68">2016b</text:span>). <text:span text:style-name="T42">Extreme Range Links: LoRa 868 / 900MHz SX1272 LoRa module for Arduino Waspmote and Raspberry Pi</text:span>, <text:s/>.</text:p>
        <text:p text:style-name="P95">Libelium Comunicaciones Distribuidas, S.L. (<text:span text:style-name="T68">2016a</text:span>). <text:span text:style-name="T42">Waspmote-LoRa-868MHz_915MHz-SX1272 Networking Guide</text:span>, <text:s/>.</text:p>
        <text:p text:style-name="P95">Henan Hanwei Electronics Co. Ltd. (<text:span text:style-name="T68">2016</text:span>). <text:span text:style-name="T42">MQ-9 Semiconductor Sensor for CO/Combustible Gas</text:span>, <text:s/>.</text:p>
        <text:p text:style-name="P96">Prockop, L. D. and Chichkova, R. I.<text:span text:style-name="T67"> (</text:span>2007<text:span text:style-name="T67">). </text:span><text:span text:style-name="T44">Carbon monoxide intoxication: An updated review</text:span><text:span text:style-name="T67">, Journal of the Neurological Sciences 262 : 122-130.</text:span></text:p>
        <text:p text:style-name="P95">Nordic Semiconductor (<text:span text:style-name="T68">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0</meta:editing-cycles>
    <meta:creation-date>2016-10-28T03:04:00</meta:creation-date>
    <dc:date>2016-12-11T18:14:53.182446322</dc:date>
    <meta:editing-duration>PT22H39M10S</meta:editing-duration>
    <meta:generator>LibreOffice/5.2.3.3$Linux_X86_64 LibreOffice_project/20m0$Build-3</meta:generator>
    <meta:document-statistic meta:table-count="0" meta:image-count="7" meta:object-count="0" meta:page-count="18" meta:paragraph-count="188" meta:word-count="4501" meta:character-count="20741" meta:non-whitespace-character-count="164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